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8.69mm" svg:height="122.56mm" svg:x="142.23mm" svg:y="19.99mm">
            <loext:p draw:notify-on-update-of-ranges="Sheet1.A2:Sheet1.A13 Sheet1.B2:Sheet1.B13 Sheet1.C2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debut 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chap2_etat De L art_Problematique</text:p>
          </table:table-cell>
          <table:table-cell office:value-type="date" office:date-value="2017-12-15" calcext:value-type="date">
            <text:p>15/12/17</text:p>
          </table:table-cell>
          <table:table-cell office:value-type="float" office:value="7" calcext:value-type="float">
            <text:p>7</text:p>
          </table:table-cell>
          <table:table-cell office:value-type="date" office:date-value="2017-12-24" calcext:value-type="date">
            <text:p>24/12/17</text:p>
          </table:table-cell>
        </table:table-row>
        <table:table-row table:style-name="ro1">
          <table:table-cell office:value-type="string" calcext:value-type="string">
            <text:p>chap3_ reseau de flots</text:p>
          </table:table-cell>
          <table:table-cell office:value-type="date" office:date-value="2017-12-08" calcext:value-type="date">
            <text:p>08/12/17</text:p>
          </table:table-cell>
          <table:table-cell office:value-type="float" office:value="7" calcext:value-type="float">
            <text:p>7</text:p>
          </table:table-cell>
          <table:table-cell office:value-type="date" office:date-value="2017-12-15" calcext:value-type="date">
            <text:p>15/12/17</text:p>
          </table:table-cell>
        </table:table-row>
        <table:table-row table:style-name="ro1">
          <table:table-cell office:value-type="string" calcext:value-type="string">
            <text:p>chap4_timeseries</text:p>
          </table:table-cell>
          <table:table-cell office:value-type="date" office:date-value="2018-01-01" calcext:value-type="date">
            <text:p>01/01/18</text:p>
          </table:table-cell>
          <table:table-cell office:value-type="float" office:value="3" calcext:value-type="float">
            <text:p>3</text:p>
          </table:table-cell>
          <table:table-cell office:value-type="date" office:date-value="2018-01-04" calcext:value-type="date">
            <text:p>04/01/18</text:p>
          </table:table-cell>
        </table:table-row>
        <table:table-row table:style-name="ro1">
          <table:table-cell office:value-type="string" calcext:value-type="string">
            <text:p>chap4_correlation</text:p>
          </table:table-cell>
          <table:table-cell office:value-type="date" office:date-value="2018-01-05" calcext:value-type="date">
            <text:p>05/01/18</text:p>
          </table:table-cell>
          <table:table-cell office:value-type="float" office:value="10" calcext:value-type="float">
            <text:p>10</text:p>
          </table:table-cell>
          <table:table-cell office:value-type="date" office:date-value="2018-01-15" calcext:value-type="date">
            <text:p>15/01/18</text:p>
          </table:table-cell>
        </table:table-row>
        <table:table-row table:style-name="ro1">
          <table:table-cell office:value-type="string" calcext:value-type="string">
            <text:p>chap4_formalisationMatE</text:p>
          </table:table-cell>
          <table:table-cell office:value-type="date" office:date-value="2018-01-16" calcext:value-type="date">
            <text:p>16/01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1-23" calcext:value-type="date">
            <text:p>23/01/18</text:p>
          </table:table-cell>
        </table:table-row>
        <table:table-row table:style-name="ro1">
          <table:table-cell office:value-type="string" calcext:value-type="string">
            <text:p>chap5_lineGraphes_algoCouverture_correction</text:p>
          </table:table-cell>
          <table:table-cell office:value-type="date" office:date-value="2017-12-25" calcext:value-type="date">
            <text:p>25/12/17</text:p>
          </table:table-cell>
          <table:table-cell office:value-type="float" office:value="7" calcext:value-type="float">
            <text:p>7</text:p>
          </table:table-cell>
          <table:table-cell office:value-type="date" office:date-value="2017-12-31" calcext:value-type="date">
            <text:p>31/12/17</text:p>
          </table:table-cell>
        </table:table-row>
        <table:table-row table:style-name="ro1">
          <table:table-cell office:value-type="string" calcext:value-type="string">
            <text:p>chap6_simulation_theoriques</text:p>
          </table:table-cell>
          <table:table-cell office:value-type="date" office:date-value="2018-01-25" calcext:value-type="date">
            <text:p>25/01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1-31" calcext:value-type="date">
            <text:p>31/01/18</text:p>
          </table:table-cell>
        </table:table-row>
        <table:table-row table:style-name="ro1">
          <table:table-cell office:value-type="string" calcext:value-type="string">
            <text:p>chap6_simulation_reel</text:p>
          </table:table-cell>
          <table:table-cell office:value-type="date" office:date-value="2018-01-25" calcext:value-type="date">
            <text:p>25/01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1-30" calcext:value-type="date">
            <text:p>30/01/18</text:p>
          </table:table-cell>
        </table:table-row>
        <table:table-row table:style-name="ro1">
          <table:table-cell office:value-type="string" calcext:value-type="string">
            <text:p>chap1_introduction</text:p>
          </table:table-cell>
          <table:table-cell office:value-type="date" office:date-value="2018-02-01" calcext:value-type="date">
            <text:p>01/02/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03" calcext:value-type="date">
            <text:p>03/02/18</text:p>
          </table:table-cell>
        </table:table-row>
        <table:table-row table:style-name="ro1">
          <table:table-cell office:value-type="string" calcext:value-type="string">
            <text:p>chap_perpectives</text:p>
          </table:table-cell>
          <table:table-cell office:value-type="date" office:date-value="2018-02-03" calcext:value-type="date">
            <text:p>03/02/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05" calcext:value-type="date">
            <text:p>05/02/18</text:p>
          </table:table-cell>
        </table:table-row>
        <table:table-row table:style-name="ro1">
          <table:table-cell office:value-type="string" calcext:value-type="string">
            <text:p>chap_conclusion</text:p>
          </table:table-cell>
          <table:table-cell office:value-type="date" office:date-value="2018-02-05" calcext:value-type="date">
            <text:p>05/02/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07" calcext:value-type="date">
            <text:p>07/02/18</text:p>
          </table:table-cell>
        </table:table-row>
        <table:table-row table:style-name="ro1">
          <table:table-cell office:value-type="string" calcext:value-type="string">
            <text:p>mise En page rapport</text:p>
          </table:table-cell>
          <table:table-cell office:value-type="date" office:date-value="2018-02-07" calcext:value-type="date">
            <text:p>07/02/18</text:p>
          </table:table-cell>
          <table:table-cell office:value-type="float" office:value="7" calcext:value-type="float">
            <text:p>7</text:p>
          </table:table-cell>
          <table:table-cell office:value-type="date" office:date-value="2018-02-14" calcext:value-type="date">
            <text:p>14/02/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57:17.061003116</meta:creation-date>
    <dc:date>2017-12-07T14:41:06.905547926</dc:date>
    <meta:editing-duration>PT22M24S</meta:editing-duration>
    <meta:editing-cycles>4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37">
      <style:chart-properties chart:display-label="true" chart:tick-marks-major-inner="true" chart:tick-marks-major-outer="true" chart:logarithmic="false" chart:minimum="43077" chart:maximum="43146" chart:interval-major="10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7">
      <style:chart-properties chart:link-data-style-to-source="true"/>
      <style:graphic-properties draw:stroke="none" draw:fill="none" draw:fill-color="#004586" draw:opacity="12%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7cm" svg:height="12.257cm" xlink:href=".." xlink:type="simple" chart:class="chart:bar" chart:style-name="ch1">
        <chart:plot-area chart:style-name="ch2" table:cell-range-address="Sheet1.A2:Sheet1.C13" chart:data-source-has-labels="column" svg:x="1.388cm" svg:y="0.245cm" svg:width="17.105cm" svg:height="10.786cm">
          <chartooo:coordinate-region svg:x="8.757cm" svg:y="0.245cm" svg:width="9.736cm" svg:height="10.139cm"/>
          <chart:axis chart:dimension="x" chart:name="primary-x" chart:style-name="ch3" chartooo:axis-type="auto">
            <chartooo:date-scale/>
            <chart:title svg:x="0.451cm" svg:y="6.357cm" chart:style-name="ch4">
              <text:p>chapitres</text:p>
            </chart:title>
            <chart:categories table:cell-range-address="Sheet1.A2:Sheet1.A13"/>
          </chart:axis>
          <chart:axis chart:dimension="y" chart:name="primary-y" chart:style-name="ch5">
            <chart:title svg:x="9.486cm" svg:y="11.276cm" chart:style-name="ch6">
              <text:p>dates</text:p>
            </chart:title>
            <chart:grid chart:style-name="ch7" chart:class="major"/>
          </chart:axis>
          <chart:series chart:style-name="ch8" chart:values-cell-range-address="Sheet1.B2:Sheet1.B13" chart:class="chart:bar">
            <chart:data-point chart:repeated="3"/>
            <chart:data-point chart:style-name="ch9"/>
            <chart:data-point/>
            <chart:data-point chart:style-name="ch9"/>
            <chart:data-point chart:repeated="6"/>
          </chart:series>
          <chart:series chart:style-name="ch10" chart:values-cell-range-address="Sheet1.C2:Sheet1.C1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hap2_etat De L art_Problematique</text:p>
                <draw:g>
                  <svg:desc>Sheet1.A2:Sheet1.A13</svg:desc>
                </draw:g>
              </table:table-cell>
              <table:table-cell office:value-type="float" office:value="43084">
                <text:p>43084</text:p>
                <draw:g>
                  <svg:desc>Sheet1.B2:Sheet1.B13</svg:desc>
                </draw:g>
              </table:table-cell>
              <table:table-cell office:value-type="float" office:value="7">
                <text:p>7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chap3_ reseau de flots</text:p>
              </table:table-cell>
              <table:table-cell office:value-type="float" office:value="43077">
                <text:p>43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p4_timeseries</text:p>
              </table:table-cell>
              <table:table-cell office:value-type="float" office:value="43101">
                <text:p>43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ap4_correlation</text:p>
              </table:table-cell>
              <table:table-cell office:value-type="float" office:value="43105">
                <text:p>43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hap4_formalisationMatE</text:p>
              </table:table-cell>
              <table:table-cell office:value-type="float" office:value="43116">
                <text:p>43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p5_lineGraphes_algoCouverture_correction</text:p>
              </table:table-cell>
              <table:table-cell office:value-type="float" office:value="43094">
                <text:p>430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p6_simulation_theoriques</text:p>
              </table:table-cell>
              <table:table-cell office:value-type="float" office:value="43125">
                <text:p>43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p6_simulation_reel</text:p>
              </table:table-cell>
              <table:table-cell office:value-type="float" office:value="43125">
                <text:p>43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p1_introduction</text:p>
              </table:table-cell>
              <table:table-cell office:value-type="float" office:value="43132">
                <text:p>43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ap_perpectives</text:p>
              </table:table-cell>
              <table:table-cell office:value-type="float" office:value="43134">
                <text:p>43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ap_conclusion</text:p>
              </table:table-cell>
              <table:table-cell office:value-type="float" office:value="43136">
                <text:p>43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se En page rapport</text:p>
              </table:table-cell>
              <table:table-cell office:value-type="float" office:value="43138">
                <text:p>4313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